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学号</text:p>
          </table:table-cell>
          <table:table-cell office:value-type="string" calcext:value-type="string">
            <text:p>班级</text:p>
          </table:table-cell>
          <table:table-cell office:value-type="string" calcext:value-type="string">
            <text:p>git昵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申志宇</text:p>
          </table:table-cell>
          <table:table-cell office:value-type="float" office:value="1120171310" calcext:value-type="float">
            <text:p>1120171310</text:p>
          </table:table-cell>
          <table:table-cell office:value-type="string" calcext:value-type="string">
            <text:p>08111701</text:p>
          </table:table-cell>
          <table:table-cell office:value-type="string" calcext:value-type="string">
            <text:p>BITfeiyu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吕相洋</text:p>
          </table:table-cell>
          <table:table-cell office:value-type="float" office:value="1120173338" calcext:value-type="float">
            <text:p>1120173338</text:p>
          </table:table-cell>
          <table:table-cell office:value-type="string" calcext:value-type="string">
            <text:p>08111701</text:p>
          </table:table-cell>
          <table:table-cell office:value-type="string" calcext:value-type="string">
            <text:p>aamirbec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主文浩</text:p>
          </table:table-cell>
          <table:table-cell office:value-type="float" office:value="1120172467" calcext:value-type="float">
            <text:p>1120172467</text:p>
          </table:table-cell>
          <table:table-cell office:value-type="string" calcext:value-type="string">
            <text:p>08111701</text:p>
          </table:table-cell>
          <table:table-cell office:value-type="string" calcext:value-type="string">
            <text:p>Zxianshe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唐思凡</text:p>
          </table:table-cell>
          <table:table-cell office:value-type="float" office:value="1120173597" calcext:value-type="float">
            <text:p>1120173597</text:p>
          </table:table-cell>
          <table:table-cell office:value-type="string" calcext:value-type="string">
            <text:p>08111702</text:p>
          </table:table-cell>
          <table:table-cell office:value-type="string" calcext:value-type="string">
            <text:p>HYUNEE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冯蒙博</text:p>
          </table:table-cell>
          <table:table-cell office:value-type="float" office:value="1120172984" calcext:value-type="float">
            <text:p>1120172984</text:p>
          </table:table-cell>
          <table:table-cell office:value-type="string" calcext:value-type="string">
            <text:p>08111701</text:p>
          </table:table-cell>
          <table:table-cell office:value-type="float" office:value="745534939" calcext:value-type="float">
            <text:p>7455349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汪一帆</text:p>
          </table:table-cell>
          <table:table-cell office:value-type="float" office:value="1120172759" calcext:value-type="float">
            <text:p>1120172759</text:p>
          </table:table-cell>
          <table:table-cell office:value-type="string" calcext:value-type="string">
            <text:p>08111701</text:p>
          </table:table-cell>
          <table:table-cell office:value-type="string" calcext:value-type="string">
            <text:p>amazing-bab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5:00:25.855131599</meta:creation-date>
    <dc:date>2019-08-29T15:29:15.048920833</dc:date>
    <meta:editing-duration>PT8M17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